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e6e25"/>
    </style:style>
    <style:style style:name="P2" style:family="paragraph" style:parent-style-name="Standard">
      <style:text-properties officeooo:rsid="0003ed28" officeooo:paragraph-rsid="0004c45d"/>
    </style:style>
    <style:style style:name="P3" style:family="paragraph" style:parent-style-name="Standard">
      <style:paragraph-properties style:writing-mode="lr-tb"/>
      <style:text-properties officeooo:rsid="0004075c" officeooo:paragraph-rsid="0004075c"/>
    </style:style>
    <style:style style:name="P4" style:family="paragraph" style:parent-style-name="Standard">
      <style:paragraph-properties style:writing-mode="lr-tb"/>
      <style:text-properties officeooo:rsid="0004c45d" officeooo:paragraph-rsid="0004c45d"/>
    </style:style>
    <style:style style:name="P5" style:family="paragraph" style:parent-style-name="Standard">
      <style:paragraph-properties style:writing-mode="lr-tb"/>
      <style:text-properties officeooo:rsid="0004c45d" officeooo:paragraph-rsid="0007e721"/>
    </style:style>
    <style:style style:name="P6" style:family="paragraph" style:parent-style-name="Standard">
      <style:paragraph-properties style:writing-mode="lr-tb"/>
      <style:text-properties officeooo:rsid="0006661d" officeooo:paragraph-rsid="0006661d"/>
    </style:style>
    <style:style style:name="P7" style:family="paragraph" style:parent-style-name="Standard">
      <style:paragraph-properties style:writing-mode="lr-tb"/>
      <style:text-properties officeooo:rsid="0006661d" officeooo:paragraph-rsid="000b5e62"/>
    </style:style>
    <style:style style:name="P8" style:family="paragraph" style:parent-style-name="Standard">
      <style:paragraph-properties style:writing-mode="lr-tb"/>
      <style:text-properties officeooo:rsid="0006661d" officeooo:paragraph-rsid="000baf6f"/>
    </style:style>
    <style:style style:name="P9" style:family="paragraph" style:parent-style-name="Standard">
      <style:paragraph-properties style:writing-mode="lr-tb"/>
      <style:text-properties officeooo:rsid="0006661d" officeooo:paragraph-rsid="000e6e25"/>
    </style:style>
    <style:style style:name="P10" style:family="paragraph" style:parent-style-name="Standard">
      <style:paragraph-properties style:writing-mode="lr-tb"/>
      <style:text-properties officeooo:paragraph-rsid="000baf6f"/>
    </style:style>
    <style:style style:name="P11" style:family="paragraph" style:parent-style-name="Standard">
      <style:paragraph-properties style:writing-mode="lr-tb"/>
      <style:text-properties officeooo:paragraph-rsid="000d2686"/>
    </style:style>
    <style:style style:name="T1" style:family="text">
      <style:text-properties officeooo:rsid="0004075c"/>
    </style:style>
    <style:style style:name="T2" style:family="text">
      <style:text-properties officeooo:rsid="0005060b"/>
    </style:style>
    <style:style style:name="T3" style:family="text">
      <style:text-properties officeooo:rsid="000596cd"/>
    </style:style>
    <style:style style:name="T4" style:family="text">
      <style:text-properties officeooo:rsid="0006661d"/>
    </style:style>
    <style:style style:name="T5" style:family="text">
      <style:text-properties officeooo:rsid="00074249"/>
    </style:style>
    <style:style style:name="T6" style:family="text">
      <style:text-properties officeooo:rsid="0007e721"/>
    </style:style>
    <style:style style:name="T7" style:family="text">
      <style:text-properties officeooo:rsid="0009a669"/>
    </style:style>
    <style:style style:name="T8" style:family="text">
      <style:text-properties officeooo:rsid="000ab80c"/>
    </style:style>
    <style:style style:name="T9" style:family="text">
      <style:text-properties officeooo:rsid="000b5e62"/>
    </style:style>
    <style:style style:name="T10" style:family="text">
      <style:text-properties officeooo:rsid="000baf6f"/>
    </style:style>
    <style:style style:name="T11" style:family="text">
      <style:text-properties officeooo:rsid="000d2686"/>
    </style:style>
    <style:style style:name="T12" style:family="text">
      <style:text-properties officeooo:rsid="000e6e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-</text:p>
      <text:p text:style-name="P2"><text:tab/>a)</text:p>
      <text:p text:style-name="P3"><text:tab/>Para um processador sem pipeline, o ciclo de relógio é determinado pela instrução que demora mais tempo para ser executada, contando todos os estágios, ou seja: o tempo será de 300+400+350+500+100 = 1650ps.</text:p>
      <text:p text:style-name="P3"><text:tab/>Para um processador com pipeline, é considerado o maior tempo de um estágio individualmente, ou seja: o tempo será de 500ps</text:p>
      <text:p text:style-name="P4"><text:tab/>b)</text:p>
      <text:p text:style-name="P4"><text:tab/>Como a instrução lw precisa ser buscada (IF), decodificada e lidos os valores do registradores(ID), calcular o endereço efetivo para pegar os dados(EX), ler os dados da memória(MEM) e escrever no registrador solicitado(WB), deve passar por todos os estágios do processador, ou seja, seu tempo é de: <text:span text:style-name="T1">1650ps </text:span>em um processador sem pipeline e <text:span text:style-name="T1">500ps</text:span>*5estágios = 2500ps em um processador com pipeline.</text:p>
      <text:p text:style-name="P4"><text:tab/><text:span text:style-name="T2">c)</text:span></text:p>
      <text:p text:style-name="P4"><text:tab/><text:span text:style-name="T2">O ideal é dividir o estágio com maior latência individual, no caso MEM, </text:span><text:span text:style-name="T3">com 500ps. Quando dividimos ele em MEM1 e MEM2, cada um ficará com 250ps de latência e o novo maior tempo individual se tornará o do estagio ID, com 400ps. Ou seja, o novo tempo de ciclo de relógio do processador com pipeline é de 400ps.</text:span></text:p>
      <text:p text:style-name="P4"><text:tab/><text:span text:style-name="T4">d)</text:span></text:p>
      <text:p text:style-name="P4"><text:tab/><text:span text:style-name="T5">Levando em consideração que instruções tipo R ou ALU utilizam apenas os registradores e instruções BEQ fazem comparações e desvios, sem mexer na memória, restam apenas as lw e sw, lendo e escrevendo, respectivamente, na memória. Ou seja, temos 15%+10% = 25% das instruções utilizam a memoria de dados.</text:span></text:p>
      <text:p text:style-name="P4"><text:tab/><text:span text:style-name="T4">e)</text:span></text:p>
      <text:p text:style-name="P5"><text:span text:style-name="T5"><text:tab/>Levando em consideração que instruções tipo R ou ALU </text:span><text:span text:style-name="T6">pegam valores de dois registradores, fazem algo e escrevem em outro registrador, instruções beq apenas comparam valores de registradores, lw lê valores da memória e escreve em um registrador e que instruções sw leem de um registrador e escrevem na memoria. Temos ALU e LW escrevendo em registradores, ou seja, 50%+15% = 65% </text:span><text:span text:style-name="T7">das instruções</text:span><text:span text:style-name="T6">.</text:span></text:p>
      <text:p text:style-name="P4"><text:tab/><text:span text:style-name="T4">f) </text:span></text:p>
      <text:p text:style-name="P4"><text:tab/><text:span text:style-name="T8">Muito texto, mas suave</text:span></text:p>
      <text:p text:style-name="P6">2-</text:p>
      <text:p text:style-name="P6"><text:tab/>a)</text:p>
      <text:p text:style-name="P7"><text:tab/><text:span text:style-name="T9">b</text:span>)</text:p>
      <text:p text:style-name="P7"><text:tab/><text:span text:style-name="T10">Precisa conferir, mas é tipo isso</text:span></text:p>
      <text:p text:style-name="P7"><text:tab/>lw $5, -16($5)</text:p>
      <text:p text:style-name="P7"><text:tab/><text:span text:style-name="T10">NOP</text:span></text:p>
      <text:p text:style-name="P8"><text:tab/><text:span text:style-name="T10">NOP</text:span></text:p>
      <text:p text:style-name="P8"><text:tab/>sw $5, -16($5)</text:p>
      <text:p text:style-name="P10"><text:span text:style-name="T4"><text:tab/></text:span>add $5, $5, $5</text:p>
      <text:p text:style-name="P7"><text:tab/><text:span text:style-name="T9">c</text:span>)</text:p>
      <text:p text:style-name="P11"><text:span text:style-name="T4"><text:tab/></text:span><text:span text:style-name="T11">Sem </text:span>forwarding: <text:span text:style-name="T11">primeira instrução leva 200*5ps = 1000ps, somando com os dois NOPs, temos mais 200*2ps = 1400ps, mais o final da sw 200ps mais o final da add 200ps = 1800ps.</text:span></text:p>
      <text:p text:style-name="P1"><text:tab/><text:span text:style-name="T11">Com </text:span>forwarding: <text:span text:style-name="T11">primeira instrução leva 200*5ps = 1000ps, </text:span></text:p>
      <text:p text:style-name="P7"><text:tab/><text:span text:style-name="T9">d</text:span>) <text:span text:style-name="T12">Suave</text:span></text:p>
      <text:p text:style-name="P9"><text:tab/><text:span text:style-name="T9">e</text:span>) <text:span text:style-name="T12">Suave</text:span></text:p>
      <text:p text:style-name="P9"><text:tab/><text:span text:style-name="T9">f</text:span>) <text:span text:style-name="T12">Suave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1T18:03:40.582363195</meta:creation-date>
    <meta:generator>LibreOffice/24.2.5.2$Linux_X86_64 LibreOffice_project/d6e8b0f3fc6e8af2b00cf4969fd0d2fa45b9a62e</meta:generator>
    <dc:date>2024-08-01T21:10:32.517420899</dc:date>
    <meta:editing-duration>PT2H56M9S</meta:editing-duration>
    <meta:editing-cycles>13</meta:editing-cycles>
    <meta:document-statistic meta:table-count="0" meta:image-count="0" meta:object-count="0" meta:page-count="1" meta:paragraph-count="29" meta:word-count="367" meta:character-count="2134" meta:non-whitespace-character-count="1767"/>
  </office:meta>
</office:document-meta>
</file>